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4pt" style:text-underline-style="none" fo:font-weight="normal" style:font-size-asian="14pt" style:font-weight-asian="normal" style:font-size-complex="14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issance et 1er Trophées  (1899 → 1939):</text:p>
      <text:p text:style-name="P2"/>
      <text:p text:style-name="P2">Descendant du Fc Marseille créée 2 ans plus tôt, l'Olympique de Marseille (l'OM) est créée en 1899. Leur 1er match amical en janvier 1900 marquera le début de leur histoire malgré une défaite 4 à 0 face à l'Union Sportive Phocéenne. Mais l'OM s'imposera sur le plan local en remportant le titre de champion du littoral jusqu'en 1908. Ils remporteront également leur 1ère Coupe de France en 1924 grâce à une victoire 3 buts à 2 face au Fc Cette, et disputeront leur 1er match en pro le 11 septembre 1932. 5 ans plus tard, l'Olympique de Marseille connaît déjà son premier sacre professionnel en étant sacré Champion de France en 1937. Durant la même année, l'OM qui évoluait jusqu'à présent au stade l'Huveaune va désormais jouer au stade Vélodrome et devient l'année suivante le recordman de la Coupe France en ayant soulever déjà 5 fois ce trophée.</text:p>
      <text:p text:style-name="P2"/>
      <text:p text:style-name="P2"/>
      <text:p text:style-name="P1">L'OM durant la seconde Guerre Mondiale  (1939 → 1945):</text:p>
      <text:p text:style-name="P1"/>
      <text:p text:style-name="P2">Durant la seconde Guerre Mondiale, le championnat français est divisé en 3 zones : </text:p>
      <text:p text:style-name="P2">la zone Nord, la zone Sud-Ouest et la zone Sud-Est.</text:p>
      <text:p text:style-name="P2"/>
      <text:p text:style-name="P2"/>
      <text:p text:style-name="P1">La Renaissance (1945 → 1965) :</text:p>
      <text:p text:style-name="P1"/>
      <text:p text:style-name="P2">Le football français se réorganise et l'OM finit 6ème lors de la saison 1946-47 sous l'ère Jules Devazquez. Mais le club veut viser plus haut et remplace Jules Devazquez par l'italien Joseph Zilizzi, choix payant car 11 ans après son dernier sacre l'OM sera de nouveau sacré Champion de France. Mais les années 1950 seront plus compliqués,</text:p>
      <text:p text:style-name="P2">le président Dancausse à l'origine d'un recrutement raté se voit prendre son poste par Marcel Constant déjà président du club pendant la 2ème Guerre Mondiale. L'OM évitera de justesse la relégation lors des saisons 1951-52 et 1957-58. Mais durant l'été, l'attaquant star Gunnar Andersson quitte le club. Marseille finira dernier lors de l'exercice suivant et descendra en deuxième division avant de remonter en première division 3 ans plus tard sous la main de Otto Gloria. L'année 1962 sera donc l'année de la remonté ainsi que celle du premier match sur la scène européenne contre l'Union Royale Saint Gilloise qui éliminera l'OM. Otto Gloria décide de partir et le club connaît une nouvelle descente en deuxième division. Mais Marcel Leclerc prend la main et remontera l'équipe en D1.</text:p>
      <text:p text:style-name="P2"/>
      <text:p text:style-name="P2"/>
      <text:p text:style-name="P1">Entre grandeur et décadence (1965 → 1979) :</text:p>
      <text:p text:style-name="P1"/>
      <text:p text:style-name="P2">L'OM évite le piège de la redescente en 1966-67 et s'améliore considérablement au niveau du jeu, ils finiront notamment 4ème lors de la saison suivante. Peu de changements sont opérés lors de l'été 70 et les deux favoris du championnat sont Marseille et Saint-Etienne. Au final se sera Saint-Etienne qui finira champion, mais <text:soft-page-break/>nous assisterons au même duel l'année suivante qui sera remporter cette fois-ci par l'Olympique de Marseille qui sera champion pour la 4ème fois de son histoire. L'année suivante, l'année 1972 marquera le doublé historique Championnat et Coupe de France mais éliminés en 8èmes de finales de la Coupe des Clubs Champions face à l'Ajax d'Amsterdam. Leclerc accusé d'avoir détourné de l'argent, est contraint de démissionner et est remplacé par René <text:s/>Gallian. Il effectuera un recrutement de qualité mais terminera 3ème. La saison 1973-74 sera une saison très instable, l'OM verra notamment défilés 4 coachs différents et finira 12èmes. L'année d'après, les arrivées de 2 brésiliens champions de monde en 1970 au Mexique donne plus d'engouement à l'équipe et finiront 2èmes. Les saisons suivantes elles, seront plus tristes et l'OM connaîtra encore une fois la D2.</text:p>
      <text:p text:style-name="P2"/>
      <text:p text:style-name="P2"/>
      <text:p text:style-name="P1">De l'enfer au pied du paradis (1979 → 1986) :</text:p>
      <text:p text:style-name="P1"/>
      <text:p text:style-name="P2">Les vedettes du club s'en vont et les résultats sont médiocres. Jean Robin, l'entraîneur à ce moment la est remplacé par Albert Batteux mais rien y fait le club est même placé en liquidation de bien et règlement judiciaires. Suite à cela Roland Gransart prend les rênes et les Minots du club vainqueur de la Coupe Gambardella vont sauver l'OM en terminant 6èmes du championnat. C'est ensuite au tour de Jean Carrieu de reprendre le club et il obtiendra notamment un concordat pour échelonner les dettes.</text:p>
      <text:p text:style-name="P2">En 1984, Marseille remonte en D1 en terminant premier de D2. Mais ce retour en D1 est compliqué, on peut observer de multiples tensions et désaccord au sein du club ce qui entraînera de mauvais résultat. Mais une lueur d'espoir apparaît lorsqu'un certain Bernard Tapie rachète l'OM en 1986. Ce rachat fut un succès et l'OM terminera deuxième lors de la première année de Bernard Tapie.</text:p>
      <text:p text:style-name="P2"/>
      <text:p text:style-name="P2"/>
      <text:p text:style-name="P1">L'ère Bernard Tapie (1986 → 1993) :</text:p>
      <text:p text:style-name="P1"/>
      <text:p text:style-name="P2">L'ère Bernard Tapie marquera sûrement la plus belle période de l'histoire du club même si les débuts n'ont pas été simples. La première année sous l'ère Tapie fut un succès mais l'année suivant sera plutôt moyenne. L'OM termine 6èmes et sans remporter aucune coupe, beaucoup de joueurs quittent le club mais d'autres arrivent également en renfort. La 3ème année quant à elle ; aura connu des résultats médiocres dans un premier temps mais un changement de coach ramène la sérénité au sein de l'équipe et terminera finalement 1ère du championnat en remportant également la Coupe de France. L'année suivante, de nouveaux renforts arrivent dont Didier Deschamps en novembre et l'OM sera une nouvelle fois Champions. Marseille sera Champions pour la 3èmes fois d'affilé lors de la saison 90 même si celle-ci fut particulièrement instable. La saison 90-91 est aussi marqué par le drame Furiani lors de la demi-finale de la Coupe de France Bastia – OM. Le 26 mai 1993, l'OM remporte la Coupe d'Europe des clubs champions face au grand AC Milan sur un but de Basile Boli et est toujours le seul club français à avoir réussi l'exploit aujourd'hui. D'où la fameuse phrase « À jamais les premiers ». 3 jours après Marseille est <text:soft-page-break/>également sacré Champion de France mais ce titre leur sera retiré car Valenciennes assure avoir été victime d'une tentative de corruption venant de l'OM.</text:p>
      <text:p text:style-name="P2"/>
      <text:p text:style-name="P2"/>
      <text:p text:style-name="P1">L'après Munich (1993 → 1996) :</text:p>
      <text:p text:style-name="P1"/>
      <text:p text:style-name="P2">L'affaire de corruption dans laquelle serait impliqué l'OM va avoir des conséquences. Ils seront exclus de la Ligue des Champions 93-94 par l'UEFA et ne participera pas à la Supercoupe d'Europe ainsi que la Coupe Intercontinentale. Malgré ça Marseille terminera quand même 2ème du championnat mais sera rétrograder en D2 toujours à cause de cette affaire, et va se voir dans l'obligation de dégraisser l'effectif. Lors de la saison 94-95 l'OM décroche la 1ère place de D2 mais la DNCG n'autorise pas le club à remonter en ligue 1. Se sera donc qu'après 2 années passées en deuxième division qu'ils retrouveront l'élite.</text:p>
      <text:p text:style-name="P2"/>
      <text:p text:style-name="P2"/>
      <text:p text:style-name="P1">L'ère Louis-Dreyfus (1997 → 2016) :</text:p>
      <text:p text:style-name="P1"/>
      <text:p text:style-name="P2">À son retour en ligue 1, le club est racheté par Robert Louis-Dreyfus qui est alors patron d'Adidas. Sa première année ne sera pas un franc succès, il décide donc de remplacer l'entraîneur actif par Rolland Courbis et effectue en plus de cela un recrutement ambitieux. Choix payants car l'année suivante l'OM terminera 4ème du championnat. L'année d'après sera encore meilleure notamment avec l'arrivée de Robert Pirès, 2ème à 1 point de Bordeaux. En 1999, Marseille s'incline en finale de la coupe UEFA face à Parme ce qui va entraîner plusieurs mauvaises saisons par la suite. Mais entre 2003 et 2005, les supporters feront la découverte de Didier Drogba (32 buts) qui marquera leurs esprits mais sera remplacer en janvier 2004, et l'OM remporte la Coupe Intertoto le 23 août 2005 face à La <text:s/>Corogne.</text:p>
      <text:p text:style-name="P2">Quelques années plus tard, une légende est nommé à la tête de l'équipe : Didier Deschamps. À l'aube de l'exercie 2009-2010, Robert Louis-Dreyfus décède et un tandem Dassier-Deschamps se met en place. Renforcé par le recrutement coûteux de Lucho González, l'OM remporte la Coupe de La Ligue, le titre de Champion de France et le Trophée des Champions. La saison suivante, Marseille conserve la Coupe de La Ligue et le Trophée des Champions mais terminera cette fois-ci deuxième en championnat. Cela fera 5 années consécutives que le club termine sur le podium de la Ligue 1. Lors de l'exercice suivant les phocéens sont mauvais en Ligue 1 mais remportent tout de même une 3ème Coupe de La Ligue consécutive. Didier Deschamps quittera alors le club sur une saisons mitigée et est remplacé par Elie Baup. Contre toute attente, l'OM réalisera son meilleur début de saison en remportant ses 6 premiers matchs, Marseille terminera vice-champion de France derrière le PSG et retrouvera la Ligue des Champions. Des retrouvailles pas fameuses puisque l'OM perdra tout ses matchs et sera éliminé dès les phases de poules.</text:p>
      <text:p text:style-name="P2">Saison 2014-2015, le président Labrune nomme Marcelo Bielsa entraîneur. Il réalisera une première partie de saison parfaite puis une observera une baisse de régime de son équipe. Bielsa installe un jeu offensif séduisant et réussi à terminer <text:soft-page-break/>4èmes du championnat. L'année suivant sera une année compliqué, Bielsa démissione dès la première journée mais aura été très apprécié des supporters. Passi fait l'ineterim, puis Míchel succède à Bielsa mais il sera vite remplacé de nouveau par Passi. Marseille terminera 13ème et perdra en finale de Coupe de France face au PSG.</text:p>
      <text:p text:style-name="P2">Le mois d'Octobre 2016, marquera la fin de L'ère Louis-Dreyfus suite au rachat du club par Frank McCourt.</text:p>
      <text:p text:style-name="P2"/>
      <text:p text:style-name="P2"/>
      <text:p text:style-name="P1">Le renouveau McCourt (2016 → Aujourd'hui) :</text:p>
      <text:p text:style-name="P1"/>
      <text:p text:style-name="P2">McCourt nomme Rudi Garcia entraîneur et lors de la trêve hivernale de la saison 2016-2017, les dirigeants réalise un grand coup en faisant revenir Dimitri Payet ainsi que Grégory Sertic, Morgan Sanson et Patrice Evra. L'OM finira à la 5ème place et sera qualifier pour l'Europa league. De nouveaux renforts arrive encore pendant le mercato estival de 2017 : Rami, Amavi, Germain, Gustavo, Mandanda, Abdenour et Mitroglou. McCourt aura dépensé déjà 100 Millions depuis son arrivée.</text:p>
      <text:p text:style-name="P2">La saison 2017-2018 à été la première saison complète sous l'ère McCourt et a également été très prometteuse. Florian Thauvin explose, 26 buts toutes compétitions confondues. L'OM a été sur le podium pendant de nombreuses journées mais terminera 4ème avec 77 points, ce qui est le record de points pour un 4ème. Mais c'est surtout en Europa League que Marseille impressionne. Ils éliminent en phases finales : Braga, l'Athlétic Bilbao, Leipzig, Salzbourg et butteront en finale contre un Athlético de Madrid trop fort.</text:p>
      <text:p text:style-name="P2">La première saison sous l'ère McCourt fut donc un véritable succès mais nous ne pouvons pas en dire autant de la saison suivante : élimination précoce en Europa League ainsi qu'en Coupe de France et 5èmes de Ligue 1. Le 28 Mai 2019, André Villas-Boas est nommé coach de l'équipe et termine 2ème dès sa première saison et l'OM retrouvera de nouveau la Ligue des Champions, nous entrons dans un nouveau cycle du projet.</text:p>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rdan </meta:initial-creator>
    <meta:creation-date>2021-12-14T11:29:34</meta:creation-date>
    <dc:date>2021-12-21T09:30:02</dc:date>
    <dc:creator>Jordan </dc:creator>
    <meta:editing-duration>PT4H31M25S</meta:editing-duration>
    <meta:editing-cycles>4</meta:editing-cycles>
    <meta:generator>OpenOffice/4.1.7$Unix OpenOffice.org_project/417m1$Build-9800</meta:generator>
    <meta:document-statistic meta:table-count="0" meta:image-count="0" meta:object-count="0" meta:page-count="4" meta:paragraph-count="26" meta:word-count="1753" meta:character-count="10533"/>
  </office:meta>
</office:document-meta>
</file>